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25.689cm" fo:margin-left="0.002cm" fo:margin-top="0cm" fo:margin-bottom="0cm" table:align="left" style:writing-mode="lr-tb"/>
    </style:style>
    <style:style style:name="Table1.A" style:family="table-column">
      <style:table-column-properties style:column-width="8.851cm"/>
    </style:style>
    <style:style style:name="Table1.B" style:family="table-column">
      <style:table-column-properties style:column-width="16.8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48cm" fo:padding-right="0.049cm" fo:padding-top="0.049cm" fo:padding-bottom="0.049cm" fo:border-left="0.25pt solid #808080" fo:border-right="none" fo:border-top="0.25pt solid #808080" fo:border-bottom="0.25pt solid #808080">
        <style:background-image/>
      </style:table-cell-properties>
    </style:style>
    <style:style style:name="Table1.B1" style:family="table-cell">
      <style:table-cell-properties fo:background-color="transparent" fo:padding-left="0.048cm" fo:padding-right="0.049cm" fo:padding-top="0.049cm" fo:padding-bottom="0.049cm" fo:border="0.25pt solid #808080">
        <style:background-image/>
      </style:table-cell-properties>
    </style:style>
    <style:style style:name="Table1.7" style:family="table-row">
      <style:table-row-properties style:min-row-height="0.683cm" fo:keep-together="auto"/>
    </style:style>
    <style:style style:name="P1" style:family="paragraph" style:parent-style-name="Heading_20_1" style:list-style-name="WWNum1" style:master-page-name="Standard">
      <style:paragraph-properties fo:text-align="center" style:justify-single-word="false" style:page-number="auto"/>
    </style:style>
    <style:style style:name="P2" style:family="paragraph" style:parent-style-name="Standard">
      <style:text-properties style:text-underline-style="none" fo:font-weight="normal" officeooo:rsid="00120055" officeooo:paragraph-rsid="0016af39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6743c" officeooo:paragraph-rsid="0016af39" fo:background-color="transparent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120055" officeooo:paragraph-rsid="00120055" style:font-weight-asian="bold" style:font-weight-complex="bold"/>
    </style:style>
    <style:style style:name="P5" style:family="paragraph" style:parent-style-name="Standard">
      <style:text-properties officeooo:rsid="000e84ba" officeooo:paragraph-rsid="000e84ba" fo:background-color="#ffff00"/>
    </style:style>
    <style:style style:name="P6" style:family="paragraph" style:parent-style-name="Standard">
      <style:text-properties officeooo:paragraph-rsid="0016743c" fo:background-color="#ffff00"/>
    </style:style>
    <style:style style:name="P7" style:family="paragraph" style:parent-style-name="Table_20_Contents">
      <style:text-properties fo:color="#000000" loext:opacity="100%" fo:language="en" fo:country="GB" fo:font-weight="bold" officeooo:paragraph-rsid="00120055" style:font-weight-asian="bold" style:font-weight-complex="bold"/>
    </style:style>
    <style:style style:name="P8" style:family="paragraph" style:parent-style-name="Table_20_Contents">
      <style:text-properties fo:color="#000000" loext:opacity="100%" fo:language="en" fo:country="GB"/>
    </style:style>
    <style:style style:name="P9" style:family="paragraph" style:parent-style-name="Table_20_Contents">
      <style:text-properties fo:color="#000000" loext:opacity="100%" fo:font-weight="bold" officeooo:paragraph-rsid="00120055" style:font-weight-asian="bold" style:font-weight-complex="bold"/>
    </style:style>
    <style:style style:name="P10" style:family="paragraph" style:parent-style-name="Table_20_Contents">
      <style:text-properties fo:color="#000000" loext:opacity="100%" fo:language="en" fo:country="GB" fo:font-weight="bold" style:font-weight-asian="bold" style:font-weight-complex="bold"/>
    </style:style>
    <style:style style:name="P11" style:family="paragraph" style:parent-style-name="Table_20_Contents">
      <style:text-properties officeooo:paragraph-rsid="00120055"/>
    </style:style>
    <style:style style:name="P12" style:family="paragraph" style:parent-style-name="Table_20_Contents">
      <style:text-properties fo:color="#000000" loext:opacity="100%" fo:language="en" fo:country="GB" fo:font-style="italic" officeooo:paragraph-rsid="0016743c" style:font-style-asian="italic"/>
    </style:style>
    <style:style style:name="P13" style:family="paragraph" style:parent-style-name="Table_20_Contents">
      <style:text-properties fo:color="#000000" loext:opacity="100%"/>
    </style:style>
    <style:style style:name="P14" style:family="paragraph" style:parent-style-name="Text_20_body">
      <style:paragraph-properties fo:margin-top="0cm" fo:margin-bottom="0cm" style:contextual-spacing="false"/>
      <style:text-properties fo:color="#000000" loext:opacity="100%" fo:language="en" fo:country="GB" fo:font-style="italic" style:font-style-asian="italic"/>
    </style:style>
    <style:style style:name="P15" style:family="paragraph" style:parent-style-name="Table_20_Contents">
      <style:text-properties fo:color="#000000" loext:opacity="100%" fo:language="en" fo:country="GB" fo:font-style="italic" style:font-style-asian="italic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1939f3" officeooo:paragraph-rsid="001939f3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19" style:family="paragraph" style:parent-style-name="Table_20_Contents">
      <style:text-properties fo:color="#000000" loext:opacity="100%" officeooo:rsid="001939f3" officeooo:paragraph-rsid="001939f3"/>
    </style:style>
    <style:style style:name="P20" style:family="paragraph" style:parent-style-name="Table_20_Contents">
      <style:text-properties fo:color="#000000" loext:opacity="100%" officeooo:rsid="0019de00" officeooo:paragraph-rsid="0019de00"/>
    </style:style>
    <style:style style:name="P21" style:family="paragraph" style:parent-style-name="Standard">
      <style:text-properties officeooo:rsid="000e84ba" officeooo:paragraph-rsid="000e84ba" fo:background-color="transparent"/>
    </style:style>
    <style:style style:name="P22" style:family="paragraph" style:parent-style-name="Standard">
      <style:text-properties fo:font-size="14pt" fo:font-weight="bold" officeooo:rsid="001f5ade" officeooo:paragraph-rsid="0019de00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fo:font-weight="normal" officeooo:rsid="001f5ade" officeooo:paragraph-rsid="0019de00" style:font-size-asian="10.5pt" style:font-weight-asian="normal" style:font-size-complex="12pt" style:font-weight-complex="normal"/>
    </style:style>
    <style:style style:name="P24" style:family="paragraph" style:parent-style-name="Standard" style:list-style-name="List_20_4">
      <style:text-properties officeooo:paragraph-rsid="0019de00"/>
    </style:style>
    <style:style style:name="P25" style:family="paragraph" style:parent-style-name="Standard">
      <style:text-properties officeooo:paragraph-rsid="0019de00"/>
    </style:style>
    <style:style style:name="P26" style:family="paragraph" style:parent-style-name="Standard">
      <style:text-properties officeooo:rsid="0031a318" officeooo:paragraph-rsid="0019de00"/>
    </style:style>
    <style:style style:name="P27" style:family="paragraph" style:parent-style-name="Standard" style:list-style-name="List_20_4">
      <style:text-properties officeooo:rsid="00296525" officeooo:paragraph-rsid="0019de00"/>
    </style:style>
    <style:style style:name="P28" style:family="paragraph" style:parent-style-name="Standard">
      <style:text-properties fo:font-size="12pt" fo:font-weight="bold" officeooo:rsid="002478ef" officeooo:paragraph-rsid="0019de00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normal" officeooo:rsid="002021d4" officeooo:paragraph-rsid="0019de00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bold" officeooo:rsid="002021d4" officeooo:paragraph-rsid="0019de00" style:font-size-asian="10.5pt" style:font-weight-asian="bold" style:font-size-complex="12pt" style:font-weight-complex="bold"/>
    </style:style>
    <style:style style:name="P31" style:family="paragraph" style:parent-style-name="Standard" style:list-style-name="List_20_4">
      <style:text-properties fo:font-size="12pt" fo:font-weight="normal" officeooo:rsid="002021d4" officeooo:paragraph-rsid="0019de00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296525" officeooo:paragraph-rsid="0019de00" style:font-size-asian="10.5pt" style:font-weight-asian="normal" style:font-size-complex="12pt" style:font-weight-complex="normal"/>
    </style:style>
    <style:style style:name="P33" style:family="paragraph" style:parent-style-name="Standard" style:list-style-name="List_20_4">
      <style:text-properties fo:font-size="12pt" fo:font-weight="normal" officeooo:rsid="001f5ade" officeooo:paragraph-rsid="0019de0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4pt" fo:font-weight="bold" officeooo:rsid="002021d4" officeooo:paragraph-rsid="0019de00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9.69999980926514pt" fo:font-weight="normal" officeooo:rsid="002021d4" officeooo:paragraph-rsid="0019de00" style:font-size-asian="9.69999980926514pt" style:font-weight-asian="normal" style:font-size-complex="9.69999980926514pt" style:font-weight-complex="normal"/>
    </style:style>
    <style:style style:name="P36" style:family="paragraph" style:parent-style-name="Standard">
      <style:text-properties fo:font-size="9.60000038146973pt" fo:font-weight="normal" officeooo:rsid="002021d4" officeooo:paragraph-rsid="0019de00" style:font-size-asian="9.60000038146973pt" style:font-weight-asian="normal" style:font-size-complex="9.60000038146973pt" style:font-weight-complex="normal"/>
    </style:style>
    <style:style style:name="P37" style:family="paragraph" style:parent-style-name="Standard">
      <style:text-properties fo:font-size="9.69999980926514pt" fo:font-weight="normal" officeooo:rsid="0020f039" officeooo:paragraph-rsid="0019de00" style:font-size-asian="9.69999980926514pt" style:font-weight-asian="normal" style:font-size-complex="9.69999980926514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203d34" officeooo:paragraph-rsid="0019de00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0f039" officeooo:paragraph-rsid="0019de00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4pt" fo:font-weight="normal" officeooo:rsid="002021d4" officeooo:paragraph-rsid="0019de00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2pt" fo:font-weight="bold" officeooo:rsid="0020f039" officeooo:paragraph-rsid="0019de00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1f5ade" officeooo:paragraph-rsid="0019de00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normal" officeooo:rsid="002ba7ce" officeooo:paragraph-rsid="0019de00" style:font-size-asian="10.5pt" style:font-weight-asian="normal" style:font-size-complex="12pt" style:font-weight-complex="normal"/>
    </style:style>
    <style:style style:name="P44" style:family="paragraph" style:parent-style-name="Standard" style:list-style-name="List_20_4">
      <style:text-properties fo:font-size="12pt" fo:font-weight="normal" officeooo:rsid="002ba7ce" officeooo:paragraph-rsid="0019de00" style:font-size-asian="10.5pt" style:font-weight-asian="normal" style:font-size-complex="12pt" style:font-weight-complex="normal"/>
    </style:style>
    <style:style style:name="P45" style:family="paragraph" style:parent-style-name="Standard" style:list-style-name="List_20_4">
      <style:text-properties officeooo:rsid="002c71aa" officeooo:paragraph-rsid="0019de00"/>
    </style:style>
    <style:style style:name="P46" style:family="paragraph" style:parent-style-name="Standard" style:list-style-name="List_20_4">
      <style:text-properties fo:font-size="12pt" fo:font-weight="normal" officeooo:rsid="002d6013" officeooo:paragraph-rsid="0019de00" style:font-size-asian="10.5pt" style:font-weight-asian="normal" style:font-size-complex="12pt" style:font-weight-complex="normal"/>
    </style:style>
    <style:style style:name="P47" style:family="paragraph" style:parent-style-name="Standard" style:list-style-name="List_20_4">
      <style:text-properties fo:font-size="12pt" fo:font-weight="normal" officeooo:rsid="002e69bb" officeooo:paragraph-rsid="0019de00" style:font-size-asian="10.5pt" style:font-weight-asian="normal" style:font-size-complex="12pt" style:font-weight-complex="normal"/>
    </style:style>
    <style:style style:name="P48" style:family="paragraph" style:parent-style-name="Standard" style:list-style-name="List_20_4">
      <style:text-properties officeooo:rsid="002e69bb" officeooo:paragraph-rsid="0019de00"/>
    </style:style>
    <style:style style:name="P49" style:family="paragraph" style:parent-style-name="Standard" style:list-style-name="List_20_4">
      <style:text-properties fo:font-size="12pt" fo:font-weight="normal" officeooo:rsid="0031a318" officeooo:paragraph-rsid="0019de00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2ba7ce" officeooo:paragraph-rsid="0019de00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style:text-properties officeooo:rsid="000fc546" officeooo:paragraph-rsid="000fc546" fo:background-color="transparent"/>
    </style:style>
    <style:style style:name="T1" style:family="text">
      <style:text-properties officeooo:rsid="0016743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officeooo:rsid="0016af39"/>
    </style:style>
    <style:style style:name="T5" style:family="text">
      <style:text-properties officeooo:rsid="0016743c" fo:background-color="transparent" loext:char-shading-value="0"/>
    </style:style>
    <style:style style:name="T6" style:family="text">
      <style:text-properties fo:font-weight="bold" officeooo:rsid="0016743c" fo:background-color="#ffff00" loext:char-shading-value="0" style:font-weight-asian="bold" style:font-weight-complex="bold"/>
    </style:style>
    <style:style style:name="T7" style:family="text">
      <style:text-properties style:use-window-font-color="true" loext:opacity="0%" officeooo:rsid="0016743c" fo:background-color="transparent" loext:char-shading-value="0"/>
    </style:style>
    <style:style style:name="T8" style:family="text">
      <style:text-properties officeooo:rsid="0016af39" fo:background-color="transparent" loext:char-shading-value="0"/>
    </style:style>
    <style:style style:name="T9" style:family="text">
      <style:text-properties style:text-underline-style="solid" style:text-underline-width="auto" style:text-underline-color="font-color" fo:font-weight="bold" officeooo:rsid="0016af39" fo:background-color="#ffff00" loext:char-shading-value="0" style:font-weight-asian="bold" style:font-weight-complex="bold"/>
    </style:style>
    <style:style style:name="T10" style:family="text">
      <style:text-properties fo:font-weight="bold" officeooo:rsid="0016af39" fo:background-color="#ffff00" loext:char-shading-value="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120055"/>
    </style:style>
    <style:style style:name="T13" style:family="text">
      <style:text-properties fo:font-style="italic" fo:font-weight="bold" officeooo:rsid="00120055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officeooo:rsid="00120055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officeooo:rsid="00120055" style:font-style-asian="normal" style:font-weight-asian="normal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weight="bold" officeooo:rsid="0016743c" style:font-weight-asian="bold" style:font-weight-complex="bold"/>
    </style:style>
    <style:style style:name="T20" style:family="text">
      <style:text-properties officeooo:rsid="001939f3"/>
    </style:style>
    <style:style style:name="T21" style:family="text">
      <style:text-properties fo:color="#000000" loext:opacity="100%" fo:language="en" fo:country="GB" fo:font-weight="bold" style:font-weight-asian="bold" style:font-weight-complex="bold"/>
    </style:style>
    <style:style style:name="T22" style:family="text">
      <style:text-properties officeooo:rsid="0019de00"/>
    </style:style>
    <style:style style:name="T23" style:family="text">
      <style:text-properties fo:color="#000000" loext:opacity="100%" fo:language="en" fo:country="GB" fo:font-style="italic" style:font-style-asian="italic"/>
    </style:style>
    <style:style style:name="T24" style:family="text">
      <style:text-properties fo:color="#000000" loext:opacity="100%" fo:language="en" fo:country="GB" fo:font-style="italic" officeooo:rsid="000c0eba" style:font-style-asian="italic"/>
    </style:style>
    <style:style style:name="T25" style:family="text">
      <style:text-properties officeooo:rsid="000fdb09"/>
    </style:style>
    <style:style style:name="T26" style:family="text">
      <style:text-properties style:font-name="sans-serif" fo:font-size="9.75pt"/>
    </style:style>
    <style:style style:name="T27" style:family="text">
      <style:text-properties fo:font-size="12pt" fo:font-weight="normal" officeooo:rsid="001f5ade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4c955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478ef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781c0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3052c6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style:font-size-asian="10.5pt" style:font-weight-asian="normal" style:font-size-complex="12pt" style:font-weight-complex="normal"/>
    </style:style>
    <style:style style:name="T33" style:family="text">
      <style:text-properties officeooo:rsid="00296525"/>
    </style:style>
    <style:style style:name="T34" style:family="text">
      <style:text-properties officeooo:rsid="002021d4"/>
    </style:style>
    <style:style style:name="T35" style:family="text">
      <style:text-properties style:font-name="sans-serif"/>
    </style:style>
    <style:style style:name="T36" style:family="text">
      <style:text-properties fo:font-weight="bold" officeooo:rsid="0020f039" style:font-weight-asian="bold" style:font-weight-complex="bold"/>
    </style:style>
    <style:style style:name="T37" style:family="text">
      <style:text-properties officeooo:rsid="0020f039"/>
    </style:style>
    <style:style style:name="T38" style:family="text">
      <style:text-properties officeooo:rsid="0029bf4e"/>
    </style:style>
    <style:style style:name="T39" style:family="text">
      <style:text-properties fo:font-size="12pt" fo:font-weight="normal" officeooo:rsid="002d6013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2e69bb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1a318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" text:outline-level="1">Parallel Computing Reflective Journal Template <text:span text:style-name="T1">2024</text:span></text:h>
        </text:list-item>
      </text:list>
      <text:p text:style-name="P2"><text:span text:style-name="T2">Please name this file</text:span>: <text:span text:style-name="T3">Firstname_Surname_Journal_XX.odt</text:span>, where XX is the number of the Practical; <text:span text:style-name="T4">for </text:span>e.g.: Kevin_Farrell_Journal_01.odt, <text:span text:style-name="T1">and </text:span><text:span text:style-name="T5">save it in your </text:span><text:span text:style-name="T6">Documents directory</text:span><text:span text:style-name="T7"> on your Linux VM, or a specified folder on your Apple Mac Laptop</text:span><text:span text:style-name="T5">.</text:span></text:p>
      <text:p text:style-name="P3"/>
      <text:p text:style-name="P2"><text:span text:style-name="T8">Complete it </text:span><text:span text:style-name="T9">before</text:span><text:span text:style-name="T8"> you finish the practical session and </text:span><text:span text:style-name="T10">upload</text:span><text:span text:style-name="T8"> it to the relevant link on Brightspace.</text:span></text:p>
      <text:p text:style-name="P4"/>
      <text:p text:style-name="Standard"><text:span text:style-name="T11">Note</text:span>: <text:span text:style-name="T12">You </text:span><text:span text:style-name="T13">must</text:span><text:span text:style-name="T14"> </text:span><text:span text:style-name="T15">p</text:span><text:span text:style-name="T16">rovide</text:span> evidence for your answers, where appropriate, by inserting examples<text:bookmark text:name="_GoBack"/> of Practical work you undertook; for eg: solutions attempted <text:span text:style-name="T12">in the appropriate boxes </text:span><text:span text:style-name="T4">in the table</text:span><text:span text:style-name="T12"> or at the end of this document.</text:span></text:p>
      <text:p text:style-name="Standard"/>
      <text:p text:style-name="P5">Please also paste your work at the end of this document; for eg: your pseudo-code, flow charts, notes that you took, etc.</text:p>
      <text:p text:style-name="P5"/>
      <text:p text:style-name="P6"><text:span text:style-name="T5">Completing this document forms part of the assessment for the module. However, you are expected also to keep a single document called your </text:span><text:span text:style-name="T17">"Project Planning and Coding Manual"</text:span><text:span text:style-name="T18">, </text:span><text:span text:style-name="T5">which contains all of the work you do each week. Your </text:span><text:span text:style-name="T19">Project Planning and Coding Manual</text:span><text:span text:style-name="T1"> may be inspected by your Lecturer at any time.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Student ID:</text:p>
            <text:p text:style-name="P8"/>
          </table:table-cell>
          <table:table-cell table:style-name="Table1.B1" office:value-type="string">
            <text:p text:style-name="P7">Name:<text:span text:style-name="T20">Isabella Sturzu</text:span></text:p>
          </table:table-cell>
        </table:table-row>
        <table:table-row table:style-name="Table1.1">
          <table:table-cell table:style-name="Table1.A1" office:value-type="string">
            <text:p text:style-name="P9">Session Date:</text:p>
            <text:p text:style-name="P10"/>
          </table:table-cell>
          <table:table-cell table:style-name="Table1.B1" office:value-type="string">
            <text:p text:style-name="P11"><text:span text:style-name="T21">Practical Name/Topic:</text:span>Planning your serial code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2"><text:span text:style-name="T1">A</text:span>part from <text:span text:style-name="T1">reading </text:span>the Practical handout, <text:span text:style-name="T1">w</text:span>hat <text:span text:style-name="T1">background work did you do for</text:span> for this session? <text:span text:style-name="T1">For eg: read about module material, looked at Lecturer videos, looked at other relevant videos, etc.</text:span></text:p>
            <text:p text:style-name="P12"/>
            <text:p text:style-name="P12"/>
          </table:table-cell>
          <table:table-cell table:style-name="Table1.B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4">What were the main points that were new to me in the Practical?</text:p>
            <text:p text:style-name="P15"><text:soft-page-break/></text:p>
            <text:p text:style-name="P15"/>
          </table:table-cell>
          <table:table-cell table:style-name="Table1.B1" office:value-type="string">
            <text:p text:style-name="P16">I had not realised that removed can become zombies. Also we began to plan our code and functions</text:p>
            <text:p text:style-name="P17"><text:soft-page-break/></text:p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5">What were <text:span text:style-name="T19">three</text:span> main things I learned?</text:p>
            <text:p text:style-name="P15"/>
            <text:p text:style-name="P15"/>
            <text:p text:style-name="P15"/>
          </table:table-cell>
          <table:table-cell table:style-name="Table1.B1" office:value-type="string">
            <text:p text:style-name="P13">-<text:span text:style-name="T20">removed are capable of becoming zombies</text:span></text:p>
            <text:p text:style-name="P13">-<text:span text:style-name="T20">the way to assemble the formula for the simulation</text:span></text:p>
            <text:p text:style-name="P13">-<text:span text:style-name="T20">the way the future array will work</text:span></text:p>
          </table:table-cell>
        </table:table-row>
        <table:table-row table:style-name="Table1.1">
          <table:table-cell table:style-name="Table1.A1" office:value-type="string">
            <text:p text:style-name="P14">In trying to solve the problems, what were the things I tried?</text:p>
            <text:p text:style-name="P14"/>
            <text:p text:style-name="P14"/>
          </table:table-cell>
          <table:table-cell table:style-name="Table1.B1" office:value-type="string">
            <text:p text:style-name="P19">I had to approach the function and variable making with strategic and critical thinking, finding issues such as how the birth rate will work should there only be 2 healthy cells remaining. The population should of course generate a realistic amount of children</text:p>
          </table:table-cell>
        </table:table-row>
        <table:table-row table:style-name="Table1.7">
          <table:table-cell table:style-name="Table1.A1" office:value-type="string">
            <text:p text:style-name="P14">What went wrong in my initial attempts to solve each problem, and why?</text:p>
            <text:p text:style-name="P14"/>
            <text:p text:style-name="P14"/>
          </table:table-cell>
          <table:table-cell table:style-name="Table1.B1" office:value-type="string">
            <text:p text:style-name="P19">Nothing went wrong. <text:span text:style-name="T22">It was not a very problematic lab.</text:span></text:p>
          </table:table-cell>
        </table:table-row>
        <table:table-row table:style-name="Table1.1">
          <table:table-cell table:style-name="Table1.A1" office:value-type="string">
            <text:p text:style-name="P14">What went right in my final attempts to solve each problem, and why?</text:p>
            <text:p text:style-name="P14"/>
            <text:p text:style-name="P14"/>
          </table:table-cell>
          <table:table-cell table:style-name="Table1.B1" office:value-type="string">
            <text:p text:style-name="P20">I was pleased to see the approach of planning each function and variable start to form a much clearer version of how the project may look in future.</text:p>
          </table:table-cell>
        </table:table-row>
        <table:table-row table:style-name="Table1.1">
          <table:table-cell table:style-name="Table1.A1" office:value-type="string">
            <text:p text:style-name="P14">How did my learning in the Practical relate to what I’m learning in other parts of the module; for example: in the Lecture</text:p>
            <text:p text:style-name="P14"/>
            <text:p text:style-name="P14"/>
          </table:table-cell>
          <table:table-cell table:style-name="Table1.B1" office:value-type="string">
            <text:p text:style-name="P20">I noticed we started considering macros in the project</text:p>
          </table:table-cell>
        </table:table-row>
        <table:table-row table:style-name="Table1.1">
          <table:table-cell table:style-name="Table1.A1" office:value-type="string">
            <text:p text:style-name="P15">What did we not cover that I expected we should?</text:p>
            <text:p text:style-name="P15"/>
            <text:p text:style-name="P15"/>
          </table:table-cell>
          <table:table-cell table:style-name="Table1.B1" office:value-type="string">
            <text:p text:style-name="P19">Everything was covered perfectly well</text:p>
          </table:table-cell>
        </table:table-row>
        <text:soft-page-break/>
        <table:table-row table:style-name="Table1.1">
          <table:table-cell table:style-name="Table1.A1" office:value-type="string">
            <text:p text:style-name="P15">What was new or surprising to me?</text:p>
            <text:p text:style-name="P15"/>
            <text:p text:style-name="P15"/>
          </table:table-cell>
          <table:table-cell table:style-name="Table1.B1" office:value-type="string">
            <text:p text:style-name="P19">Nothing especially surprising. Just Started to properly consider the way in which the project will be implemented</text:p>
          </table:table-cell>
        </table:table-row>
        <table:table-row table:style-name="Table1.1">
          <table:table-cell table:style-name="Table1.A1" office:value-type="string">
            <text:p text:style-name="P15">I am still unsure about…</text:p>
            <text:p text:style-name="P15"/>
            <text:p text:style-name="P15"/>
          </table:table-cell>
          <table:table-cell table:style-name="Table1.B1" office:value-type="string">
            <text:p text:style-name="P20">Macros </text:p>
          </table:table-cell>
        </table:table-row>
        <table:table-row table:style-name="Table1.1">
          <table:table-cell table:style-name="Table1.A1" office:value-type="string">
            <text:p text:style-name="P15">Issues that interested me a lot, and that I would like to study in more detail</text:p>
            <text:p text:style-name="P15"/>
            <text:p text:style-name="P15"/>
          </table:table-cell>
          <table:table-cell table:style-name="Table1.B1" office:value-type="string">
            <text:p text:style-name="P20">Macros and two demensional array implementation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23">What I most liked about this </text:span><text:span text:style-name="T24">Practical</text:span><text:span text:style-name="T23"> was…</text:span></text:p>
            <text:p text:style-name="P15"/>
            <text:p text:style-name="P15"/>
          </table:table-cell>
          <table:table-cell table:style-name="Table1.B1" office:value-type="string">
            <text:p text:style-name="P20">The final result of having a small plan together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23">What I most disliked about this </text:span><text:span text:style-name="T24">Practical</text:span><text:span text:style-name="T23"> was…</text:span></text:p>
            <text:p text:style-name="P15"/>
            <text:p text:style-name="P15"/>
          </table:table-cell>
          <table:table-cell table:style-name="Table1.B1" office:value-type="string">
            <text:p text:style-name="P20">Though necessary, it was a bit long</text:p>
          </table:table-cell>
        </table:table-row>
        <table:table-row table:style-name="Table1.1">
          <table:table-cell table:style-name="Table1.A1" office:value-type="string">
            <text:p text:style-name="P14">How did you feel about how you performed in the Practical?</text:p>
            <text:p text:style-name="P14"/>
            <text:p text:style-name="P14"/>
          </table:table-cell>
          <table:table-cell table:style-name="Table1.B1" office:value-type="string">
            <text:p text:style-name="P20">I feel I handled it well and completed the tasks to a decent standard, though possibly a little slowly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23">Miscellaneous interesting facts I learned in this </text:span><text:span text:style-name="T24">Practical</text:span><text:span text:style-name="T23">…</text:span></text:p>
            <text:p text:style-name="P15"/>
            <text:p text:style-name="P15"/>
          </table:table-cell>
          <table:table-cell table:style-name="Table1.B1" office:value-type="string">
            <text:p text:style-name="P20">The way to make the formulas/rules </text:p>
          </table:table-cell>
        </table:table-row>
      </table:table>
      <text:p text:style-name="Standard"/>
      <text:p text:style-name="Standard"/>
      <text:p text:style-name="P5">Please paste your work <text:span text:style-name="T25">here</text:span></text:p>
      <text:p text:style-name="P21"/>
      <text:p text:style-name="Text_20_body"/>
      <text:p text:style-name="P22"><text:soft-page-break/>Task 1: </text:p>
      <text:p text:style-name="P23"/>
      <text:p text:style-name="P23"><text:bookmark text:name="page558R_mcid57"/><text:span text:style-name="T26">One</text:span> <text:span text:style-name="T26">of</text:span> <text:span text:style-name="T26">your</text:span> <text:span text:style-name="T26">tasks</text:span> <text:span text:style-name="T26">is</text:span> <text:span text:style-name="T26">to</text:span> <text:span text:style-name="T26">come</text:span> <text:span text:style-name="T26">up</text:span> <text:span text:style-name="T26">with</text:span> <text:span text:style-name="T26">a</text:span> <text:span text:style-name="T26">formula</text:span> <text:span text:style-name="T26">or</text:span> <text:span text:style-name="T26">a</text:span> <text:span text:style-name="T26">set</text:span> <text:span text:style-name="T26">of</text:span><text:bookmark text:name="undefined9"/><text:bookmark text:name="page558R_mcid58"/> <text:span text:style-name="T26">rules</text:span><text:bookmark text:name="undefined8"/><text:bookmark text:name="page558R_mcid59"/> <text:span text:style-name="T26">for</text:span><text:bookmark text:name="undefined7"/><text:bookmark text:name="page558R_mcid60"/> <text:span text:style-name="T26">what</text:span> <text:span text:style-name="T26">are</text:span> <text:span text:style-name="T26">the</text:span><text:bookmark text:name="undefined6"/><text:bookmark text:name="page558R_mcid61"/><text:line-break/><text:span text:style-name="T26">chances/probability</text:span><text:bookmark text:name="page558R_mcid62"/><text:bookmark text:name="undefined5"/> <text:span text:style-name="T26">for the</text:span><text:bookmark text:name="undefined4"/><text:bookmark text:name="page558R_mcid63"/> <text:span text:style-name="T26">candidate cell</text:span><text:bookmark text:name="undefined3"/><text:bookmark text:name="page558R_mcid64"/> <text:span text:style-name="T26">to change State or stay in the same State, at</text:span><text:bookmark text:name="page558R_mcid65"/><text:bookmark text:name="undefined2"/><text:line-break/><text:span text:style-name="T26">some particular time (generation)</text:span><text:bookmark text:name="undefined1"/><text:bookmark text:name="page558R_mcid66"/> <text:span text:style-name="T26">based on the States of its eight neighbouring cells</text:span><text:bookmark text:name="undefined"/><text:bookmark text:name="page558R_mcid67"/><text:span text:style-name="T26">.</text:span></text:p>
      <text:p text:style-name="P23"/>
      <text:list text:style-name="List_20_4">
        <text:list-item>
          <text:p text:style-name="P24"><text:span text:style-name="T27"><text:tab/></text:span><text:span text:style-name="T28">3</text:span><text:span text:style-name="T29">0%</text:span><text:span text:style-name="T27"> chance </text:span><text:span text:style-name="T28">of being infected when 1 zombie is present. 10% more per extra zombie</text:span></text:p>
        </text:list-item>
      </text:list>
      <text:p text:style-name="P25"><text:span text:style-name="T28"/></text:p>
      <text:list text:continue-numbering="true" text:style-name="List_20_4">
        <text:list-item>
          <text:p text:style-name="P24"><text:span text:style-name="T27"><text:s/><text:tab/></text:span><text:span text:style-name="T30">5</text:span><text:span text:style-name="T29">0% chance to kill zombie when atleast 3 susceptibles/infecteds are present. </text:span><text:span text:style-name="T30">10% more <text:tab/>per susceptable/Infected extra</text:span></text:p>
          <text:p text:style-name="P24"><text:span text:style-name="T30"/></text:p>
        </text:list-item>
        <text:list-item>
          <text:p text:style-name="P24"><text:span text:style-name="T29"><text:s/><text:tab/></text:span><text:span text:style-name="T30">6.7 deaths per day out of the population of 1000</text:span></text:p>
        </text:list-item>
        <text:list-item>
          <text:p text:style-name="P24"><text:span text:style-name="T30"><text:s/><text:tab/></text:span><text:span text:style-name="T31">Birth chance per day is 35% likely multiplied by the current population (this is because if there are 2 people remaining for example, I don’t want an unrealistic amount of children born per day. This keeps the birthrate consistently realistic in proportion with the healthy people remaining.</text:span></text:p>
        </text:list-item>
      </text:list>
      <text:p text:style-name="P26"><text:span text:style-name="T31"/></text:p>
      <text:list text:continue-numbering="true" text:style-name="List_20_4">
        <text:list-item>
          <text:p text:style-name="P27"><text:span text:style-name="T30"><text:s/><text:tab/></text:span><text:span text:style-name="T32">2 Days infected to become Zombie</text:span></text:p>
        </text:list-item>
      </text:list>
      <text:p text:style-name="P28"/>
      <text:p text:style-name="P22">Task 2:</text:p>
      <text:p text:style-name="P23"/>
      <text:p text:style-name="P23"><text:bookmark text:name="page631R_mcid36"/><text:span text:style-name="T26">So, one of your tasks is to list off</text:span><text:bookmark text:name="undefined14"/><text:bookmark text:name="page631R_mcid37"/> <text:span text:style-name="T26">all</text:span><text:bookmark text:name="undefined13"/><text:bookmark text:name="page631R_mcid38"/><text:bookmark text:name="undefined12"/><text:bookmark text:name="page631R_mcid39"/> <text:span text:style-name="T26">of the</text:span><text:bookmark text:name="page631R_mcid40"/><text:bookmark text:name="undefined11"/> <text:span text:style-name="T26">allowable Transitions</text:span><text:bookmark text:name="undefined10"/><text:bookmark text:name="page631R_mcid41"/> <text:span text:style-name="T26">for each State</text:span></text:p>
      <text:p text:style-name="P23"/>
      <text:p text:style-name="P29">The possible states of Basic Model Are: </text:p>
      <text:p text:style-name="P29">Susceptible, Zombie, And Removed</text:p>
      <text:p text:style-name="P30">Basic Model</text:p>
      <text:list text:continue-numbering="true" text:style-name="List_20_4">
        <text:list-item>
          <text:p text:style-name="P31"><text:s/><text:tab/>Susceptible to Zombie</text:p>
        </text:list-item>
        <text:list-item>
          <text:p text:style-name="P31"><text:s/><text:tab/>Zombie to Removed</text:p>
        </text:list-item>
        <text:list-item>
          <text:p text:style-name="P31"><text:s/><text:tab/>Susceptible to Removed</text:p>
        </text:list-item>
      </text:list>
      <text:p text:style-name="P32"/>
      <text:p text:style-name="P29"/>
      <text:p text:style-name="P29">The possible states of <text:span text:style-name="T33">Latent</text:span> Model Are: </text:p>
      <text:p text:style-name="P29">Susceptible, Infected, Zombie, And Removed</text:p>
      <text:p text:style-name="P30"><text:soft-page-break/>Latent infection model</text:p>
      <text:list text:continue-numbering="true" text:style-name="List_20_4">
        <text:list-item>
          <text:p text:style-name="P33"><text:s/><text:tab/>Susceptible to infected</text:p>
        </text:list-item>
        <text:list-item>
          <text:p text:style-name="P33"><text:s/><text:tab/>Infected to zombie</text:p>
        </text:list-item>
        <text:list-item>
          <text:p text:style-name="P33"><text:s/><text:tab/>Susceptible to removed</text:p>
        </text:list-item>
        <text:list-item>
          <text:p text:style-name="P33"><text:s/><text:tab/>Infected to removed</text:p>
        </text:list-item>
        <text:list-item>
          <text:p text:style-name="P33"><text:s/><text:tab/>Zombie to remove<text:span text:style-name="T34">d</text:span></text:p>
        </text:list-item>
      </text:list>
      <text:p text:style-name="P34">Task 3:</text:p>
      <text:p text:style-name="P29"/>
      <text:p text:style-name="P35"><text:bookmark text:name="page169R_mcid34"/><text:span text:style-name="T35">-Give the variables, constants and preprocessor macros meaningful names so that</text:span><text:bookmark text:name="page169R_mcid35"/><text:line-break/><text:span text:style-name="T35">another person looking at the list would have an idea as to what the variable/constant will</text:span><text:bookmark text:name="page169R_mcid36"/><text:line-break/><text:span text:style-name="T35">be used for.</text:span><text:bookmark text:name="page169R_mcid37"/> <text:span text:style-name="T35">Note</text:span><text:bookmark text:name="page169R_mcid38"/><text:span text:style-name="T35">: it is conventional to use all capital letters in the names of preprocessor</text:span><text:bookmark text:name="page169R_mcid39"/><text:line-break/><text:span text:style-name="T35">macros. This helps programmers identify them in code as macros as opposed to variables</text:span><text:bookmark text:name="page169R_mcid40"/><text:line-break/><text:span text:style-name="T35">and constants</text:span></text:p>
      <text:p text:style-name="P35"><text:span text:style-name="T35"/></text:p>
      <text:p text:style-name="P36"><text:bookmark text:name="page194R_mcid4"/><text:span text:style-name="T35">-Write a brief description beside each variable, constant and preprocessor macro,</text:span><text:bookmark text:name="page194R_mcid5"/><text:span text:style-name="T35"><text:line-break/>explaining what it will be used for</text:span></text:p>
      <text:p text:style-name="P35"><text:span text:style-name="T35"/></text:p>
      <text:p text:style-name="P37"><text:span text:style-name="T35"/></text:p>
      <text:p text:style-name="P38"><text:span text:style-name="T17">z </text:span>– zombie cell</text:p>
      <text:p text:style-name="P38"><text:span text:style-name="T17">s </text:span>– susceptable cell</text:p>
      <text:p text:style-name="P38"><text:span text:style-name="T36">i</text:span><text:span text:style-name="T37"> </text:span>– infected cell</text:p>
      <text:p text:style-name="P38"><text:span text:style-name="T17">r</text:span> – removed cell</text:p>
      <text:p text:style-name="P39"><text:span text:style-name="T17">time</text:span> – time until day end</text:p>
      <text:p text:style-name="P39"><text:span text:style-name="T17">population</text:span> – maximum people in simulation</text:p>
      <text:p text:style-name="P39"><text:span text:style-name="T17">revivalTime</text:span> – Time for removed cell to return</text:p>
      <text:p text:style-name="P39"><text:span text:style-name="T17">InfectTime</text:span> – Time for infected cell to become zombie </text:p>
      <text:p text:style-name="P39"><text:span text:style-name="T17">chanceToInfect</text:span> – The probability of infection per zombie near a cell</text:p>
      <text:p text:style-name="P39"/>
      <text:p text:style-name="P39"/>
      <text:p text:style-name="P34">Task <text:span text:style-name="T37">4</text:span>:</text:p>
      <text:p text:style-name="P40"/>
      <text:p text:style-name="P37"><text:bookmark text:name="page169R_mcid42"/><text:soft-page-break/><text:span text:style-name="T35">Include</text:span> <text:span text:style-name="T35">the</text:span> <text:span text:style-name="T35">data</text:span> <text:span text:style-name="T35">type</text:span> <text:span text:style-name="T35">that</text:span><text:bookmark text:name="page169R_mcid43"/> <text:span text:style-name="T35">you</text:span><text:bookmark text:name="page169R_mcid44"/> <text:span text:style-name="T35">believe</text:span> <text:span text:style-name="T35">each</text:span> <text:span text:style-name="T35">variable</text:span> <text:span text:style-name="T35">or</text:span> <text:span text:style-name="T35">constant</text:span> <text:span text:style-name="T35">should</text:span> <text:span text:style-name="T35">be.</text:span><text:bookmark text:name="page169R_mcid45"/><text:line-break/><text:span text:style-name="T35">Preprocessor macros don’t have a data type.</text:span><text:bookmark text:name="page169R_mcid46"/> <text:span text:style-name="T35">Exercise</text:span><text:bookmark text:name="page169R_mcid47"/><text:span text:style-name="T35">: Why is this?</text:span><text:bookmark text:name="page169R_mcid48"/> <text:span text:style-name="T35">Hint</text:span><text:bookmark text:name="page169R_mcid49"/><text:span text:style-name="T35">: Review</text:span><text:bookmark text:name="page169R_mcid50"/><text:line-break/><text:span text:style-name="T35">Lecture 01 on Program Development in Linux and UNIX</text:span><text:bookmark text:name="page169R_mcid51"/><text:span text:style-name="T35">, and write your answer in your Project Planning and Coding Manual</text:span><text:bookmark text:name="undefined17"/><text:bookmark text:name="page169R_mcid53"/></text:p>
      <text:p text:style-name="P41"/>
      <text:p text:style-name="P39"><text:span text:style-name="T17">z</text:span> – char</text:p>
      <text:p text:style-name="P39"><text:span text:style-name="T17">s</text:span> – char</text:p>
      <text:p text:style-name="P39"><text:span text:style-name="T17">I</text:span> – char</text:p>
      <text:p text:style-name="P39"><text:span text:style-name="T17">r</text:span> – char</text:p>
      <text:p text:style-name="P39"><text:span text:style-name="T17">time</text:span> – double</text:p>
      <text:p text:style-name="P39"><text:span text:style-name="T17">population</text:span> – int</text:p>
      <text:p text:style-name="P39"><text:span text:style-name="T17">revivalTime</text:span> – double</text:p>
      <text:p text:style-name="P39"><text:span text:style-name="T17">InfectTime</text:span> – double</text:p>
      <text:p text:style-name="P39"><text:span text:style-name="T17">chanceToInfect</text:span> - double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4">Task <text:span text:style-name="T38">5</text:span>:</text:p>
      <text:p text:style-name="P43"/>
      <text:p text:style-name="P43">FUNCTIONS: </text:p>
      <text:list text:continue-numbering="true" text:style-name="List_20_4">
        <text:list-item>
          <text:p text:style-name="P44">Populate() : fill the world with susceptible people and one zombie</text:p>
        </text:list-item>
        <text:list-item>
          <text:p text:style-name="P45"><text:span text:style-name="T32">CellChecker() : </text:span><text:span text:style-name="T39">move systematically </text:span><text:span text:style-name="T40">in loop </text:span><text:span text:style-name="T39">between cells each day and run through the probabilities of their surrounding cells and how they should change in the future day</text:span></text:p>
        </text:list-item>
        <text:list-item>
          <text:p text:style-name="P46">DayReset() ; Resets the day with the future array when all of the cells have been checked</text:p>
        </text:list-item>
        <text:list-item>
          <text:p text:style-name="P47">CellUpdater() : Updates each individual Cell in the future array</text:p>
        </text:list-item>
        <text:list-item>
          <text:p text:style-name="P47">InfectedCellTimer(): Placed on individual infected cells to change them to zombies after a set time</text:p>
        </text:list-item>
        <text:list-item>
          <text:p text:style-name="P48"><text:span text:style-name="T32">BirthUpdate() : Each day run to populate empty cells. </text:span><text:span text:style-name="T41">Multiplies population with 35% and round the answer to fill the area with an appropriate amount of children calculated</text:span></text:p>
        </text:list-item>
        <text:list-item>
          <text:p text:style-name="P49"><text:soft-page-break/>DeathUpdate(): Removes people from natural causes</text:p>
        </text:list-item>
      </text:list>
      <text:p text:style-name="P50"/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IE" style:letter-kerning="fals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4cm" fo:margin-bottom="0.3cm" style:contextual-spacing="false" fo:keep-together="always" fo:keep-with-next="always"/>
      <style:text-properties fo:color="#283138" loext:opacity="100%" fo:font-size="18pt" fo:font-weight="bold" style:font-name-asian="Times New Roman" style:font-family-asian="'Times New Roman'" style:font-family-generic-asian="system" style:font-pitch-asian="variable" style:font-size-asian="18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fo:font-weight="bold" officeooo:rsid="001b6ca5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4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2</text:span><text:span text:style-name="MT2">Page </text:span><text:page-number text:select-page="current">7</text:page-number><text:span text:style-name="MT2"><text:s/>of </text:span>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5</meta:editing-cycles>
    <meta:creation-date>2016-12-08T01:36:00</meta:creation-date>
    <dc:date>2024-11-13T00:57:51.341906811</dc:date>
    <dc:language>en-IE</dc:language>
    <meta:editing-duration>PT1H59M15S</meta:editing-duration>
    <meta:generator>LibreOffice/24.8.2.1$Linux_X86_64 LibreOffice_project/480$Build-1</meta:generator>
    <meta:document-statistic meta:table-count="1" meta:image-count="0" meta:object-count="0" meta:page-count="7" meta:paragraph-count="99" meta:word-count="1124" meta:character-count="6589" meta:non-whitespace-character-count="55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